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/>
      <style:text-properties fo:background-color="transparent"/>
    </style:style>
    <style:style style:name="P2" style:family="paragraph" style:parent-style-name="Quotations">
      <style:paragraph-properties fo:margin-left="0cm" fo:margin-right="0cm" fo:margin-top="0cm" fo:margin-bottom="0cm" fo:text-indent="0cm" style:auto-text-indent="false" fo:padding-left="0.049cm" fo:padding-right="0cm" fo:padding-top="0cm" fo:padding-bottom="0cm" fo:border-left="0.002cm solid #cccccc" fo:border-right="none" fo:border-top="none" fo:border-bottom="none"/>
      <style:text-properties fo:background-color="transparent"/>
    </style:style>
    <style:style style:name="P3" style:family="paragraph" style:parent-style-name="Quotations">
      <style:paragraph-properties fo:margin-left="0cm" fo:margin-right="0cm" fo:margin-top="0cm" fo:margin-bottom="0cm" fo:text-align="center" style:justify-single-word="false" fo:text-indent="0cm" style:auto-text-indent="false" fo:padding-left="0.049cm" fo:padding-right="0cm" fo:padding-top="0cm" fo:padding-bottom="0cm" fo:border-left="0.002cm solid #cccccc" fo:border-right="none" fo:border-top="none" fo:border-bottom="none"/>
      <style:text-properties fo:font-weight="bold" style:font-weight-asian="bold" style:font-weight-complex="bold"/>
    </style:style>
    <style:style style:name="T1" style:family="text">
      <style:text-properties fo:background-color="#ffff00"/>
    </style:style>
    <style:style style:name="T2" style:family="text">
      <style:text-properties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istema de Gerenciamento de Estúdios</text:p>
      <text:p text:style-name="P3"/>
      <text:p text:style-name="P2"><text:tab/>O sistema deve ser capaz de gerenciar a marcação de serviços de um estúdio. Para tal, o sistema deve ter cadastro de todas as bandas que desejem fazer uso do estúdio. No cadastro das bandas, devem constar informações relacionadas à seus integrantes (nome, sexo, idade, CPF, telefone, e-mail e endereço), nome, estilo da banda, site de divulgação. Cada banda deve ter um login, com o qual poderá agendar seus serviços através de uma senha. <text:line-break/><text:tab/>Os serviços disponibilizados pelo estúdio têm , cada um, um custo fixo por hora, nome e a descrição do serviço. Além de serviços, o estúdio fornece também o aluguel de instrumentos e materiais de som, os quais poderão ser utilizados dentro ou fora do mesmo. O aluguel destes equipamentos dentro do estúdio serão feitos através da banda. Já os alugueis externos devem ser feitos para clientes que por sua vez devem estar cadastrados com um login e senha.<text:line-break/><text:tab/>O sistema deve manter um cadastro de todos os equipamentos do estúdio, com suas características, valores de aluguel interno e externo.</text:p>
      <text:p text:style-name="P1"><text:tab/>O agendamento do serviço deve possuir a data, o horário de inicio, a duração, status (reservado, cancelado, concluído) e a sala onde ele irá acontecer. Deve ser possível identificar quais equipamentos foram usados em um determinado serviço e por quanto tempo ele foi utilizad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odrigo Souto</meta:initial-creator>
    <meta:creation-date>2010-04-07T12:53:20</meta:creation-date>
    <dc:date>2010-04-07T13:00:59</dc:date>
    <dc:creator>Rodrigo Souto</dc:creator>
    <meta:editing-duration>PT00H07M40S</meta:editing-duration>
    <meta:editing-cycles>2</meta:editing-cycles>
    <meta:generator>OpenOffice.org/3.1$Linux OpenOffice.org_project/310m19$Build-9420</meta:generator>
    <meta:document-statistic meta:table-count="0" meta:image-count="0" meta:object-count="0" meta:page-count="1" meta:paragraph-count="3" meta:word-count="222" meta:character-count="1345"/>
  </office:meta>
</office:document-meta>
</file>